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3de2" officeooo:paragraph-rsid="00023de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3de2" officeooo:paragraph-rsid="00023de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f4cb" officeooo:paragraph-rsid="0002f4c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f4cb" officeooo:paragraph-rsid="000a8d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f4cb" officeooo:paragraph-rsid="0023a46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7a28" officeooo:paragraph-rsid="00107a2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53ee" officeooo:paragraph-rsid="001453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ae95a" officeooo:paragraph-rsid="001453e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5e72" officeooo:paragraph-rsid="00155e7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5e72" officeooo:paragraph-rsid="0018bc9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dc10" officeooo:paragraph-rsid="0016dc1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a63a7" officeooo:paragraph-rsid="001a63a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88e7" officeooo:paragraph-rsid="002188e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188e7" officeooo:paragraph-rsid="000a8d82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6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07a28" officeooo:paragraph-rsid="00107a28" fo:background-color="#1f1f1f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23de2" officeooo:paragraph-rsid="00023de2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officeooo:paragraph-rsid="00278df3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6dc10" officeooo:paragraph-rsid="0016dc1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dc10" officeooo:paragraph-rsid="002a33f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6dc10" officeooo:paragraph-rsid="002c358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a33f1" officeooo:paragraph-rsid="002a33f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188e7" officeooo:paragraph-rsid="0031b54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d49e2" officeooo:paragraph-rsid="0024e67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23de2" officeooo:paragraph-rsid="00023de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2f4cb" officeooo:paragraph-rsid="0002f4c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5c019" officeooo:paragraph-rsid="0035c01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5c019" officeooo:paragraph-rsid="00386c5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453ee" officeooo:paragraph-rsid="003fac3c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a33f1" officeooo:paragraph-rsid="002a33f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023de2" officeooo:paragraph-rsid="00023de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weight="normal" officeooo:rsid="000d49e2" officeooo:paragraph-rsid="0024e676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2ae95a" officeooo:paragraph-rsid="001453ee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2ae95a" officeooo:paragraph-rsid="003fac3c" style:font-weight-asian="bold" style:font-weight-complex="bold"/>
    </style:style>
    <style:style style:name="P37" style:family="paragraph" style:parent-style-name="Standard">
      <style:paragraph-properties fo:text-align="start" style:justify-single-word="false"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weight="bold" officeooo:rsid="002a33f1" officeooo:paragraph-rsid="002a33f1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2a33f1" officeooo:paragraph-rsid="002a33f1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023de2" officeooo:paragraph-rsid="00278df3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paragraph-rsid="00278df3" style:font-weight-asian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weight="bold" officeooo:rsid="002ae95a" officeooo:paragraph-rsid="001453ee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rsid="002ae95a" officeooo:paragraph-rsid="003fac3c" style:font-weight-asian="bold" style:font-weight-complex="bold"/>
    </style:style>
    <style:style style:name="T1" style:family="text">
      <style:text-properties officeooo:rsid="0002f4cb"/>
    </style:style>
    <style:style style:name="T2" style:family="text">
      <style:text-properties officeooo:rsid="000e4027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4ec9b0"/>
    </style:style>
    <style:style style:name="T7" style:family="text">
      <style:text-properties fo:color="#d4d4d4"/>
    </style:style>
    <style:style style:name="T8" style:family="text">
      <style:text-properties fo:color="#9cdcfe"/>
    </style:style>
    <style:style style:name="T9" style:family="text">
      <style:text-properties fo:color="#b5cea8"/>
    </style:style>
    <style:style style:name="T10" style:family="text">
      <style:text-properties fo:color="#dcdcaa"/>
    </style:style>
    <style:style style:name="T11" style:family="text">
      <style:text-properties fo:color="#4fc1ff"/>
    </style:style>
    <style:style style:name="T12" style:family="text">
      <style:text-properties fo:color="#6a995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3de2" style:font-weight-asian="bold" style:font-weight-complex="bold"/>
    </style:style>
    <style:style style:name="T15" style:family="text">
      <style:text-properties officeooo:rsid="00023de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23de2" style:font-weight-asian="normal" style:font-weight-complex="normal"/>
    </style:style>
    <style:style style:name="T18" style:family="text">
      <style:text-properties officeooo:rsid="0035c019"/>
    </style:style>
    <style:style style:name="T19" style:family="text">
      <style:text-properties fo:color="#c5c8c6" style:font-name="inherit" fo:background-color="transparent" loext:char-shading-value="0" loext:padding="0cm" loext:border="none"/>
    </style:style>
    <style:style style:name="T20" style:family="text">
      <style:text-properties fo:color="#c5c8c6" style:font-name="inherit" fo:font-weight="normal" fo:background-color="transparent" loext:char-shading-value="0" style:font-weight-asian="normal" style:font-weight-complex="normal" loext:padding="0cm" loext:border="none"/>
    </style:style>
    <style:style style:name="T21" style:family="text">
      <style:text-properties style:font-name="inherit" fo:background-color="transparent" loext:char-shading-value="0" loext:padding="0cm" loext:border="none"/>
    </style:style>
    <style:style style:name="T22" style:family="text">
      <style:text-properties fo:color="#000000" style:font-name="inherit" fo:background-color="transparent" loext:char-shading-value="0" loext:padding="0cm" loext:border="none"/>
    </style:style>
    <style:style style:name="T23" style:family="text">
      <style:text-properties officeooo:rsid="003e8e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VGL code Step in stm32fMP157f-dk2</text:p>
      <text:p text:style-name="P1"/>
      <text:p text:style-name="P26">minicom -D /dev/ttyACM0</text:p>
      <text:p text:style-name="P26"/>
      <text:p text:style-name="P26"/>
      <text:p text:style-name="P34">bitbake virtual/kernel -c menuconfig</text:p>
      <text:p text:style-name="P19"/>
      <text:p text:style-name="P39">Clean the kernel task</text:p>
      <text:p text:style-name="P20"><text:span text:style-name="T17"><text:s/></text:span><text:span text:style-name="Source_20_Text"><text:span text:style-name="T17">bitbake virtual/kernel -c clean</text:span></text:span></text:p>
      <text:p text:style-name="P40">Compile the device tree again</text:p>
      <text:p text:style-name="P20"><text:span text:style-name="Source_20_Text"><text:span text:style-name="T16">bitbake virtual/kernel -c compile -f</text:span></text:span></text:p>
      <text:p text:style-name="P40">Deploy the result</text:p>
      <text:p text:style-name="P20"><text:span text:style-name="Source_20_Text"><text:span text:style-name="T16">bitbake virtual/kernel -c deploy</text:span></text:span></text:p>
      <text:p text:style-name="P19"/>
      <text:p text:style-name="P1"/>
      <text:p text:style-name="P1"/>
      <text:p text:style-name="P1"/>
      <text:p text:style-name="P2">source /opt/st/stm32mp1/5.0.8-openstlinux-6.6-yocto-scarthgap-mpu-v25.06.11/environment-setup-cortexa7t2hf-neon-vfpv4-ostl-linux-gnueabi</text:p>
      <text:p text:style-name="P2"/>
      <text:p text:style-name="P2">$CC --version</text:p>
      <text:p text:style-name="P2"/>
      <text:p text:style-name="P13">if the ip address is block </text:p>
      <text:p text:style-name="P13"/>
      <text:p text:style-name="P25">linux@linux-Latitude-5480:~$ </text:p>
      <text:p text:style-name="P25"/>
      <text:p text:style-name="P25">ssh-keygen -f "/home/linux/.ssh/known_hosts" -R "192.168.2.214"</text:p>
      <text:p text:style-name="P13"/>
      <text:p text:style-name="P13"/>
      <text:p text:style-name="P4">Compile the Code</text:p>
      <text:p text:style-name="P4"/>
      <text:p text:style-name="P4">$CC -O3 main.c $(find lvgl/src -name "*.c") lv_drivers/display/drm.c \</text:p>
      <text:p text:style-name="P4"><text:s text:c="4"/>-I./ -I./lvgl/ -I./lv_drivers/ \</text:p>
      <text:p text:style-name="P4"><text:s text:c="4"/>-I$SDKTARGETSYSROOT/usr/include/libdrm \</text:p>
      <text:p text:style-name="P4"><text:s text:c="4"/>-D LV_CONF_INCLUDE_SIMPLE \</text:p>
      <text:p text:style-name="P4"><text:s text:c="4"/>-D LV_COLOR_DEPTH=16 \</text:p>
      <text:p text:style-name="P4"><text:s text:c="4"/>-ldrm -lpthread -lm -lrt -o gauge_app</text:p>
      <text:p text:style-name="P14"/>
      <text:p text:style-name="P2"/>
      <text:p text:style-name="P2"><text:s/>scp gauge_app <text:a xlink:type="simple" xlink:href="mailto:root@192.168.2.1" text:style-name="Internet_20_link" text:visited-style-name="Visited_20_Internet_20_Link">root@192.168.2.1</text:a>:/usr/local/bin/gauge_ap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<text:span text:style-name="T1">ON Board i do</text:span></text:p>
      <text:p text:style-name="P2"/>
      <text:p text:style-name="P2"># 1. Kill any existing display managers</text:p>
      <text:p text:style-name="P2">systemctl stop weston psplash 2&gt;/dev/null</text:p>
      <text:p text:style-name="P2">fuser -k /dev/dri/card0</text:p>
      <text:p text:style-name="P2"/>
      <text:p text:style-name="P2"># 2. Reset permissions</text:p>
      <text:p text:style-name="P2">chmod 666 /dev/dri/card0</text:p>
      <text:p text:style-name="P2"/>
      <text:p text:style-name="P2"># 3. Run your application</text:p>
      <text:p text:style-name="P2">/usr/local/</text:p>
      <text:p text:style-name="P2"/>
      <text:p text:style-name="P31"/>
      <text:p text:style-name="P36">ls /dev/ttySTM*</text:p>
      <text:p text:style-name="P42"><text:span text:style-name="Source_20_Text"><text:span text:style-name="T22">chmod 666 /dev/ttySTM2</text:span></text:span></text:p>
      <text:p text:style-name="P2"/>
      <text:p text:style-name="P3"><text:line-break/><text:span text:style-name="T2">now i used the Makefile through comp</text:span></text:p>
      <text:p text:style-name="P3">make clean</text:p>
      <text:p text:style-name="P3">make -j$(nproc)</text:p>
      <text:p text:style-name="P3"/>
      <text:p text:style-name="P3"/>
      <text:p text:style-name="P3">// <text:span text:style-name="T18">Here i change the stm32mp157f-dk2.dtb file and enable the UART and CAN port and is work</text:span></text:p>
      <text:p text:style-name="P3"/>
      <text:p text:style-name="P29">##############################################################################</text:p>
      <text:p text:style-name="P3"/>
      <text:p text:style-name="P3">&amp;uart7 {</text:p>
      <text:p text:style-name="P3"><text:tab/>status = "okay";</text:p>
      <text:p text:style-name="P3"><text:tab/>/* CubeMX usually handles the pinctrl for this </text:p>
      <text:p text:style-name="P3"><text:tab/> <text:s text:c="2"/>if you enabled it in the IDE Pinout view */</text:p>
      <text:p text:style-name="P3">};</text:p>
      <text:p text:style-name="P3"/>
      <text:p text:style-name="P29">##############################################################################</text:p>
      <text:p text:style-name="P29"/>
      <text:p text:style-name="P3">/* 1. Explicitly disable the M4 connection to CAN1 */</text:p>
      <text:p text:style-name="P3">&amp;m4_m_can1 {</text:p>
      <text:p text:style-name="P3"><text:tab/>status = "disabled";</text:p>
      <text:p text:style-name="P3">};</text:p>
      <text:p text:style-name="P3"/>
      <text:p text:style-name="P3">/* 2. Enable the Linux (A7) connection to CAN1 with Scarthgap Clocks */</text:p>
      <text:p text:style-name="P3">&amp;m_can1 {</text:p>
      <text:p text:style-name="P3"><text:tab/>pinctrl-names = "default", "sleep";</text:p>
      <text:p text:style-name="P3"><text:tab/>pinctrl-0 = &lt;&amp;fdcan1_pins_mx&gt;;</text:p>
      <text:p text:style-name="P3"><text:tab/>pinctrl-1 = &lt;&amp;fdcan1_sleep_pins_mx&gt;;</text:p>
      <text:p text:style-name="P3"><text:tab/>status = "okay";</text:p>
      <text:p text:style-name="P3"/>
      <text:p text:style-name="P3"><text:tab/>/* Clocks required for Kernel 6.1/6.6 Scarthgap */</text:p>
      <text:p text:style-name="P3"><text:tab/>clocks = &lt;&amp;scmi_clk CK_SCMI_HSE&gt;, &lt;&amp;rcc FDCAN_K&gt;;</text:p>
      <text:p text:style-name="P3"><text:tab/>clock-names = "hclk", "cclk";</text:p>
      <text:p text:style-name="P3">};</text:p>
      <text:p text:style-name="P3"><text:soft-page-break/></text:p>
      <text:p text:style-name="P3"/>
      <text:p text:style-name="P30">##############################################################################</text:p>
      <text:p text:style-name="P3"/>
      <text:p text:style-name="P3"/>
      <text:p text:style-name="P6">for the random data will display ( main.c )</text:p>
      <text:p text:style-name="P6"/>
      <text:p text:style-name="P16"><text:span text:style-name="T3">#include</text:span><text:span text:style-name="T4"> </text:span><text:span text:style-name="T5">"lvgl/lvgl.h"</text:span></text:p>
      <text:p text:style-name="P15"><text:span text:style-name="T3">#include</text:span><text:span text:style-name="T4"> </text:span><text:span text:style-name="T5">"lv_drivers/display/drm.h"</text:span></text:p>
      <text:p text:style-name="P15"><text:span text:style-name="T3">#include</text:span><text:span text:style-name="T4"> </text:span><text:span text:style-name="T5">&lt;unistd.h&gt;</text:span></text:p>
      <text:p text:style-name="P15"><text:span text:style-name="T3">#include</text:span><text:span text:style-name="T4"> </text:span><text:span text:style-name="T5">&lt;pthread.h&gt;</text:span></text:p>
      <text:p text:style-name="P15"><text:span text:style-name="T3">#include</text:span><text:span text:style-name="T4"> </text:span><text:span text:style-name="T5">&lt;stdio.h&gt;</text:span></text:p>
      <text:p text:style-name="P18"/>
      <text:p text:style-name="P15"><text:span text:style-name="T4">static</text:span> <text:span text:style-name="T6">lv_obj_t</text:span> <text:span text:style-name="T7">*</text:span> <text:span text:style-name="T8">gauges</text:span>[<text:span text:style-name="T9">8</text:span>];</text:p>
      <text:p text:style-name="P15"><text:span text:style-name="T4">static</text:span> <text:span text:style-name="T6">lv_obj_t</text:span> <text:span text:style-name="T7">*</text:span> <text:span text:style-name="T8">labels</text:span>[<text:span text:style-name="T9">8</text:span>]; </text:p>
      <text:p text:style-name="P15"><text:span text:style-name="T4">static</text:span> <text:span text:style-name="T6">int32_t</text:span> <text:span text:style-name="T8">linear_value</text:span> <text:span text:style-name="T7">=</text:span> <text:span text:style-name="T9">0</text:span>;</text:p>
      <text:p text:style-name="P18"/>
      <text:p text:style-name="P15"><text:span text:style-name="T4">static</text:span> <text:span text:style-name="T4">void</text:span> <text:span text:style-name="T7">*</text:span> <text:span text:style-name="T10">tick_thread</text:span>(<text:span text:style-name="T4">void</text:span> <text:span text:style-name="T7">*</text:span> <text:span text:style-name="T8">data</text:span>) {</text:p>
      <text:p text:style-name="P15">(<text:span text:style-name="T4">void</text:span>)<text:span text:style-name="T8">data</text:span>;</text:p>
      <text:p text:style-name="P15"><text:span text:style-name="T3">while</text:span>(<text:span text:style-name="T9">1</text:span>) {</text:p>
      <text:p text:style-name="P15"><text:span text:style-name="T10">usleep</text:span>(<text:span text:style-name="T9">5000</text:span>); </text:p>
      <text:p text:style-name="P15"><text:span text:style-name="T10">lv_tick_inc</text:span>(<text:span text:style-name="T9">5</text:span>); </text:p>
      <text:p text:style-name="P15">}</text:p>
      <text:p text:style-name="P15"><text:span text:style-name="T3">return</text:span> <text:span text:style-name="T4">NULL</text:span>;</text:p>
      <text:p text:style-name="P15">}</text:p>
      <text:p text:style-name="P18"/>
      <text:p text:style-name="P15"><text:span text:style-name="T4">static</text:span> <text:span text:style-name="T4">void</text:span> <text:span text:style-name="T10">gauge_timer_cb</text:span>(<text:span text:style-name="T6">lv_timer_t</text:span> <text:span text:style-name="T7">*</text:span> <text:span text:style-name="T8">timer</text:span>) {</text:p>
      <text:p text:style-name="P15"><text:span text:style-name="T8">linear_value</text:span><text:span text:style-name="T7">++</text:span>;</text:p>
      <text:p text:style-name="P15"><text:span text:style-name="T3">if</text:span>(<text:span text:style-name="T8">linear_value</text:span> <text:span text:style-name="T7">&gt;</text:span> <text:span text:style-name="T9">100</text:span>) <text:span text:style-name="T8">linear_value</text:span> <text:span text:style-name="T7">=</text:span> <text:span text:style-name="T9">0</text:span>;</text:p>
      <text:p text:style-name="P18"/>
      <text:p text:style-name="P15"><text:span text:style-name="T3">for</text:span>(<text:span text:style-name="T4">int</text:span> <text:span text:style-name="T8">i</text:span> <text:span text:style-name="T7">=</text:span> <text:span text:style-name="T9">0</text:span>; <text:span text:style-name="T8">i</text:span> <text:span text:style-name="T7">&lt;</text:span> <text:span text:style-name="T9">8</text:span>; <text:span text:style-name="T8">i</text:span><text:span text:style-name="T7">++</text:span>) {</text:p>
      <text:p text:style-name="P15"><text:span text:style-name="T10">lv_arc_set_value</text:span>(<text:span text:style-name="T8">gauges</text:span>[<text:span text:style-name="T8">i</text:span>], <text:span text:style-name="T8">linear_value</text:span>);</text:p>
      <text:p text:style-name="P15"><text:span text:style-name="T10">lv_label_set_text_fmt</text:span>(<text:span text:style-name="T8">labels</text:span>[<text:span text:style-name="T8">i</text:span>], <text:span text:style-name="T5">"</text:span><text:span text:style-name="T8">%d</text:span><text:span text:style-name="T5">"</text:span>, <text:span text:style-name="T8">linear_value</text:span>);</text:p>
      <text:p text:style-name="P18"/>
      <text:p text:style-name="P15"><text:span text:style-name="T3">if</text:span>(<text:span text:style-name="T8">linear_value</text:span> <text:span text:style-name="T7">&gt;</text:span> <text:span text:style-name="T9">80</text:span>) <text:span text:style-name="T10">lv_obj_set_style_arc_color</text:span>(<text:span text:style-name="T8">gauges</text:span>[<text:span text:style-name="T8">i</text:span>], <text:span text:style-name="T10">lv_color_hex</text:span>(<text:span text:style-name="T9">0xFF0000</text:span>), <text:span text:style-name="T11">LV_PART_INDICATOR</text:span>);</text:p>
      <text:p text:style-name="P15"><text:span text:style-name="T3">else</text:span> <text:span text:style-name="T3">if</text:span>(<text:span text:style-name="T8">linear_value</text:span> <text:span text:style-name="T7">&gt;</text:span> <text:span text:style-name="T9">50</text:span>) <text:span text:style-name="T10">lv_obj_set_style_arc_color</text:span>(<text:span text:style-name="T8">gauges</text:span>[<text:span text:style-name="T8">i</text:span>], <text:span text:style-name="T10">lv_color_hex</text:span>(<text:span text:style-name="T9">0xFFFF00</text:span>), <text:span text:style-name="T11">LV_PART_INDICATOR</text:span>);</text:p>
      <text:p text:style-name="P15"><text:span text:style-name="T3">else</text:span> <text:span text:style-name="T10">lv_obj_set_style_arc_color</text:span>(<text:span text:style-name="T8">gauges</text:span>[<text:span text:style-name="T8">i</text:span>], <text:span text:style-name="T10">lv_color_hex</text:span>(<text:span text:style-name="T9">0x00FF00</text:span>), <text:span text:style-name="T11">LV_PART_INDICATOR</text:span>);</text:p>
      <text:p text:style-name="P15">}</text:p>
      <text:p text:style-name="P15">}</text:p>
      <text:p text:style-name="P18"/>
      <text:p text:style-name="P15"><text:span text:style-name="T4">int</text:span> <text:span text:style-name="T10">main</text:span>(<text:span text:style-name="T4">void</text:span>) {</text:p>
      <text:p text:style-name="P15"><text:span text:style-name="T10">lv_init</text:span>();</text:p>
      <text:p text:style-name="P15"><text:span text:style-name="T10">drm_init</text:span>();</text:p>
      <text:p text:style-name="P18"/>
      <text:p text:style-name="P15"><text:span text:style-name="T4">static</text:span> <text:span text:style-name="T6">lv_disp_draw_buf_t</text:span> <text:span text:style-name="T8">draw_buf</text:span>;</text:p>
      <text:p text:style-name="P15"><text:span text:style-name="T4">static</text:span> <text:span text:style-name="T6">lv_color_t</text:span> <text:span text:style-name="T8">buf</text:span>[<text:span text:style-name="T9">1024</text:span> <text:span text:style-name="T7">*</text:span> <text:span text:style-name="T9">60</text:span>]; </text:p>
      <text:p text:style-name="P15"><text:span text:style-name="T10">lv_disp_draw_buf_init</text:span>(<text:span text:style-name="T7">&amp;</text:span><text:span text:style-name="T8">draw_buf</text:span>, <text:span text:style-name="T8">buf</text:span>, <text:span text:style-name="T4">NULL</text:span>, <text:span text:style-name="T9">1024</text:span> <text:span text:style-name="T7">*</text:span> <text:span text:style-name="T9">60</text:span>);</text:p>
      <text:p text:style-name="P18"/>
      <text:p text:style-name="P15"><text:span text:style-name="T4">static</text:span> <text:span text:style-name="T6">lv_disp_drv_t</text:span> <text:span text:style-name="T8">disp_drv</text:span>;</text:p>
      <text:p text:style-name="P15"><text:soft-page-break/><text:span text:style-name="T10">lv_disp_drv_init</text:span>(<text:span text:style-name="T7">&amp;</text:span><text:span text:style-name="T8">disp_drv</text:span>);</text:p>
      <text:p text:style-name="P15"><text:span text:style-name="T8">disp_drv</text:span>.<text:span text:style-name="T8">draw_buf</text:span> <text:span text:style-name="T7">=</text:span> <text:span text:style-name="T7">&amp;</text:span><text:span text:style-name="T8">draw_buf</text:span>;</text:p>
      <text:p text:style-name="P15"><text:span text:style-name="T8">disp_drv</text:span>.<text:span text:style-name="T8">flush_cb</text:span> <text:span text:style-name="T7">=</text:span> <text:span text:style-name="T10">drm_flush</text:span>;</text:p>
      <text:p text:style-name="P15"><text:span text:style-name="T8">disp_drv</text:span>.<text:span text:style-name="T8">hor_res</text:span> <text:span text:style-name="T7">=</text:span> <text:span text:style-name="T9">1024</text:span>;</text:p>
      <text:p text:style-name="P15"><text:span text:style-name="T8">disp_drv</text:span>.<text:span text:style-name="T8">ver_res</text:span> <text:span text:style-name="T7">=</text:span> <text:span text:style-name="T9">600</text:span>;</text:p>
      <text:p text:style-name="P15"><text:span text:style-name="T10">lv_disp_drv_register</text:span>(<text:span text:style-name="T7">&amp;</text:span><text:span text:style-name="T8">disp_drv</text:span>);</text:p>
      <text:p text:style-name="P18"/>
      <text:p text:style-name="P15"><text:span text:style-name="T6">pthread_t</text:span> <text:span text:style-name="T8">tid</text:span>;</text:p>
      <text:p text:style-name="P15"><text:span text:style-name="T10">pthread_create</text:span>(<text:span text:style-name="T7">&amp;</text:span><text:span text:style-name="T8">tid</text:span>, <text:span text:style-name="T4">NULL</text:span>, <text:span text:style-name="T10">tick_thread</text:span>, <text:span text:style-name="T4">NULL</text:span>);</text:p>
      <text:p text:style-name="P18"/>
      <text:p text:style-name="P15"><text:span text:style-name="T6">lv_obj_t</text:span> <text:span text:style-name="T7">*</text:span> <text:span text:style-name="T8">screen</text:span> <text:span text:style-name="T7">=</text:span> <text:span text:style-name="T10">lv_scr_act</text:span>();</text:p>
      <text:p text:style-name="P15"><text:span text:style-name="T10">lv_obj_set_style_bg_color</text:span>(<text:span text:style-name="T8">screen</text:span>, <text:span text:style-name="T10">lv_color_hex</text:span>(<text:span text:style-name="T9">0x000000</text:span>), <text:span text:style-name="T9">0</text:span>); </text:p>
      <text:p text:style-name="P15"><text:span text:style-name="T6">lv_obj_t</text:span> <text:span text:style-name="T7">*</text:span> <text:span text:style-name="T8">cont</text:span> <text:span text:style-name="T7">=</text:span> <text:span text:style-name="T10">lv_obj_create</text:span>(<text:span text:style-name="T8">screen</text:span>);</text:p>
      <text:p text:style-name="P15"><text:span text:style-name="T10">lv_obj_set_size</text:span>(<text:span text:style-name="T8">cont</text:span>, <text:span text:style-name="T9">1024</text:span>, <text:span text:style-name="T9">600</text:span>);</text:p>
      <text:p text:style-name="P15"><text:span text:style-name="T10">lv_obj_set_flex_flow</text:span>(<text:span text:style-name="T8">cont</text:span>, <text:span text:style-name="T11">LV_FLEX_FLOW_ROW_WRAP</text:span>);</text:p>
      <text:p text:style-name="P15"><text:span text:style-name="T10">lv_obj_set_flex_align</text:span>(<text:span text:style-name="T8">cont</text:span>, <text:span text:style-name="T11">LV_FLEX_ALIGN_CENTER</text:span>, <text:span text:style-name="T11">LV_FLEX_ALIGN_CENTER</text:span>, <text:span text:style-name="T11">LV_FLEX_ALIGN_CENTER</text:span>);</text:p>
      <text:p text:style-name="P15"><text:span text:style-name="T10">lv_obj_set_style_bg_opa</text:span>(<text:span text:style-name="T8">cont</text:span>, <text:span text:style-name="T9">0</text:span>, <text:span text:style-name="T9">0</text:span>);</text:p>
      <text:p text:style-name="P15"><text:span text:style-name="T10">lv_obj_set_style_border_width</text:span>(<text:span text:style-name="T8">cont</text:span>, <text:span text:style-name="T9">0</text:span>, <text:span text:style-name="T9">0</text:span>);</text:p>
      <text:p text:style-name="P15"><text:span text:style-name="T10">lv_obj_set_style_pad_gap</text:span>(<text:span text:style-name="T8">cont</text:span>, <text:span text:style-name="T9">30</text:span>, <text:span text:style-name="T9">0</text:span>);<text:span text:style-name="T12"> // Bigger gap for bigger gauges</text:span></text:p>
      <text:p text:style-name="P18"/>
      <text:p text:style-name="P15"><text:span text:style-name="T3">for</text:span>(<text:span text:style-name="T4">int</text:span> <text:span text:style-name="T8">i</text:span> <text:span text:style-name="T7">=</text:span> <text:span text:style-name="T9">0</text:span>; <text:span text:style-name="T8">i</text:span> <text:span text:style-name="T7">&lt;</text:span> <text:span text:style-name="T9">8</text:span>; <text:span text:style-name="T8">i</text:span><text:span text:style-name="T7">++</text:span>) {</text:p>
      <text:p text:style-name="P15"><text:span text:style-name="T8">gauges</text:span>[<text:span text:style-name="T8">i</text:span>] <text:span text:style-name="T7">=</text:span> <text:span text:style-name="T10">lv_arc_create</text:span>(<text:span text:style-name="T8">cont</text:span>);</text:p>
      <text:p text:style-name="P17">/* --- BIG SIZE: 220x220 pixels --- */</text:p>
      <text:p text:style-name="P15"><text:span text:style-name="T10">lv_obj_set_size</text:span>(<text:span text:style-name="T8">gauges</text:span>[<text:span text:style-name="T8">i</text:span>], <text:span text:style-name="T9">220</text:span>, <text:span text:style-name="T9">220</text:span>); </text:p>
      <text:p text:style-name="P15"><text:span text:style-name="T10">lv_arc_set_rotation</text:span>(<text:span text:style-name="T8">gauges</text:span>[<text:span text:style-name="T8">i</text:span>], <text:span text:style-name="T9">135</text:span>);</text:p>
      <text:p text:style-name="P15"><text:span text:style-name="T10">lv_arc_set_bg_angles</text:span>(<text:span text:style-name="T8">gauges</text:span>[<text:span text:style-name="T8">i</text:span>], <text:span text:style-name="T9">0</text:span>, <text:span text:style-name="T9">270</text:span>);</text:p>
      <text:p text:style-name="P15"><text:span text:style-name="T10">lv_arc_set_range</text:span>(<text:span text:style-name="T8">gauges</text:span>[<text:span text:style-name="T8">i</text:span>], <text:span text:style-name="T9">0</text:span>, <text:span text:style-name="T9">100</text:span>);</text:p>
      <text:p text:style-name="P15"><text:span text:style-name="T10">lv_obj_remove_style</text:span>(<text:span text:style-name="T8">gauges</text:span>[<text:span text:style-name="T8">i</text:span>], <text:span text:style-name="T4">NULL</text:span>, <text:span text:style-name="T11">LV_PART_KNOB</text:span>);</text:p>
      <text:p text:style-name="P18"/>
      <text:p text:style-name="P17">/* --- HEAVY THICKNESS: 28 pixels --- */</text:p>
      <text:p text:style-name="P15"><text:span text:style-name="T10">lv_obj_set_style_arc_width</text:span>(<text:span text:style-name="T8">gauges</text:span>[<text:span text:style-name="T8">i</text:span>], <text:span text:style-name="T9">28</text:span>, <text:span text:style-name="T11">LV_PART_MAIN</text:span>);</text:p>
      <text:p text:style-name="P15"><text:span text:style-name="T10">lv_obj_set_style_arc_width</text:span>(<text:span text:style-name="T8">gauges</text:span>[<text:span text:style-name="T8">i</text:span>], <text:span text:style-name="T9">28</text:span>, <text:span text:style-name="T11">LV_PART_INDICATOR</text:span>);</text:p>
      <text:p text:style-name="P15"><text:span text:style-name="T10">lv_obj_set_style_arc_rounded</text:span>(<text:span text:style-name="T8">gauges</text:span>[<text:span text:style-name="T8">i</text:span>], <text:span text:style-name="T4">true</text:span>, <text:span text:style-name="T11">LV_PART_MAIN</text:span>);</text:p>
      <text:p text:style-name="P15"><text:span text:style-name="T10">lv_obj_set_style_arc_rounded</text:span>(<text:span text:style-name="T8">gauges</text:span>[<text:span text:style-name="T8">i</text:span>], <text:span text:style-name="T4">true</text:span>, <text:span text:style-name="T11">LV_PART_INDICATOR</text:span>);</text:p>
      <text:p text:style-name="P18"/>
      <text:p text:style-name="P15"><text:span text:style-name="T8">labels</text:span>[<text:span text:style-name="T8">i</text:span>] <text:span text:style-name="T7">=</text:span> <text:span text:style-name="T10">lv_label_create</text:span>(<text:span text:style-name="T8">gauges</text:span>[<text:span text:style-name="T8">i</text:span>]);</text:p>
      <text:p text:style-name="P15"><text:span text:style-name="T10">lv_obj_set_style_text_font</text:span>(<text:span text:style-name="T8">labels</text:span>[<text:span text:style-name="T8">i</text:span>], <text:span text:style-name="T7">&amp;</text:span><text:span text:style-name="T8">lv_font_montserrat_14</text:span>, <text:span text:style-name="T9">0</text:span>);<text:span text:style-name="T12"> // Bigger Font</text:span></text:p>
      <text:p text:style-name="P15"><text:span text:style-name="T10">lv_obj_set_style_text_color</text:span>(<text:span text:style-name="T8">labels</text:span>[<text:span text:style-name="T8">i</text:span>], <text:span text:style-name="T10">lv_color_hex</text:span>(<text:span text:style-name="T9">0xFFFFFF</text:span>), <text:span text:style-name="T9">0</text:span>);</text:p>
      <text:p text:style-name="P15"><text:span text:style-name="T10">lv_obj_center</text:span>(<text:span text:style-name="T8">labels</text:span>[<text:span text:style-name="T8">i</text:span>]);</text:p>
      <text:p text:style-name="P18"/>
      <text:p text:style-name="P15"><text:span text:style-name="T6">lv_obj_t</text:span> <text:span text:style-name="T7">*</text:span> <text:span text:style-name="T8">s_name</text:span> <text:span text:style-name="T7">=</text:span> <text:span text:style-name="T10">lv_label_create</text:span>(<text:span text:style-name="T8">gauges</text:span>[<text:span text:style-name="T8">i</text:span>]);</text:p>
      <text:p text:style-name="P15"><text:span text:style-name="T10">lv_label_set_text_fmt</text:span>(<text:span text:style-name="T8">s_name</text:span>, <text:span text:style-name="T5">"SENSOR </text:span><text:span text:style-name="T8">%d</text:span><text:span text:style-name="T5">"</text:span>, <text:span text:style-name="T8">i</text:span><text:span text:style-name="T7">+</text:span><text:span text:style-name="T9">1</text:span>);</text:p>
      <text:p text:style-name="P15"><text:span text:style-name="T10">lv_obj_align</text:span>(<text:span text:style-name="T8">s_name</text:span>, <text:span text:style-name="T11">LV_ALIGN_BOTTOM_MID</text:span>, <text:span text:style-name="T9">0</text:span>, <text:span text:style-name="T7">-</text:span><text:span text:style-name="T9">10</text:span>);</text:p>
      <text:p text:style-name="P15">}</text:p>
      <text:p text:style-name="P18"/>
      <text:p text:style-name="P15"><text:span text:style-name="T10">lv_timer_create</text:span>(<text:span text:style-name="T10">gauge_timer_cb</text:span>, <text:span text:style-name="T9">100</text:span>, <text:span text:style-name="T4">NULL</text:span>);</text:p>
      <text:p text:style-name="P18"/>
      <text:p text:style-name="P15"><text:span text:style-name="T3">while</text:span>(<text:span text:style-name="T9">1</text:span>) {</text:p>
      <text:p text:style-name="P15"><text:span text:style-name="T10">lv_timer_handler</text:span>();</text:p>
      <text:p text:style-name="P15"><text:span text:style-name="T10">usleep</text:span>(<text:span text:style-name="T9">5000</text:span>); </text:p>
      <text:p text:style-name="P15"><text:soft-page-break/>}</text:p>
      <text:p text:style-name="P15"><text:span text:style-name="T3">return</text:span> <text:span text:style-name="T9">0</text:span>;</text:p>
      <text:p text:style-name="P15">}</text:p>
      <text:p text:style-name="P6"><text:s/></text:p>
      <text:p text:style-name="P6"/>
      <text:p text:style-name="P6"/>
      <text:p text:style-name="P6"/>
      <text:p text:style-name="P6"/>
      <text:p text:style-name="P7">Now i check the UART post which open on the Board</text:p>
      <text:p text:style-name="P7"/>
      <text:p text:style-name="P35">ls /dev/ttySTM*</text:p>
      <text:p text:style-name="P41"><text:span text:style-name="Source_20_Text"><text:span text:style-name="T22">chmod 666 /dev/ttySTM2</text:span></text:span></text:p>
      <text:p text:style-name="P35"/>
      <text:p text:style-name="P5"># In one terminal:</text:p>
      <text:p text:style-name="P5">cat /dev/ttySTM<text:span text:style-name="T23">2</text:span></text:p>
      <text:p text:style-name="P5"># In another terminal:</text:p>
      <text:p text:style-name="P5">echo "Hello UART" &gt; /dev/ttySTM<text:span text:style-name="T23">2</text:span></text:p>
      <text:p text:style-name="P5"/>
      <text:p text:style-name="P8">ip link show</text:p>
      <text:p text:style-name="P8"/>
      <text:p text:style-name="P8"/>
      <text:p text:style-name="P8"/>
      <text:p text:style-name="P8"/>
      <text:p text:style-name="P8"/>
      <text:p text:style-name="P8"/>
      <text:p text:style-name="P9">How i change the .dts file just run the CMD</text:p>
      <text:p text:style-name="P9"/>
      <text:p text:style-name="P10"><text:a xlink:type="simple" xlink:href="mailto:linux@linux-Latitude-5480" text:style-name="Internet_20_link" text:visited-style-name="Visited_20_Internet_20_Link">linux@linux-Latitude-5480</text:a>:~$</text:p>
      <text:p text:style-name="P10"/>
      <text:p text:style-name="P9">gedit /media/linux/5031ccbd-a675-4b86-b5ad-d83d0a73694d/stm32mp1/build-openstlinuxweston-stm32mp15-disco/tmp-glibc/work-shared/stm32mp15-disco/kernel-source/arch/arm/boot/dts/stm32mp157f-dk2.dts</text:p>
      <text:p text:style-name="P9"/>
      <text:p text:style-name="P9"/>
      <text:p text:style-name="P10">linux@linux-Latitude-5480:~$ </text:p>
      <text:p text:style-name="P10"/>
      <text:p text:style-name="P10">gedit /media/linux/5031ccbd-a675-4b86-b5ad-d83d0a73694d/stm32mp1/build-openstlinuxweston-stm32mp15-disco/tmp-glibc/work-shared/stm32mp15-disco/kernel-source/arch/arm/boot/dts/stm32mp15-pinctrl.dtsi </text:p>
      <text:p text:style-name="P9"/>
      <text:p text:style-name="P9"/>
      <text:p text:style-name="P11">now if you want to bulid the image </text:p>
      <text:p text:style-name="P11"/>
      <text:p text:style-name="P11">linux@linux-Latitude-5480:/media/linux/5031ccbd-a675-4b86-b5ad-d83d0a73694d/stm32mp1/build-openstlinu</text:p>
      <text:p text:style-name="P11">xweston-stm32mp15-disco/tmp-glibc/deploy/images/stm32mp15-disco$</text:p>
      <text:p text:style-name="P12">cd </text:p>
      <text:p text:style-name="P11">&gt;&gt; # 1. Unmount all partitions to ensure the card is ready</text:p>
      <text:p text:style-name="P11">sudo umount /dev/sdx* 2&gt;/dev/null</text:p>
      <text:p text:style-name="P11"/>
      <text:p text:style-name="P11"># 2. Write the REAL image to your 14.9G card</text:p>
      <text:p text:style-name="P11"><text:soft-page-break/>sudo dd if=FlashLayout_sdcard_stm32mp157f-dk2-optee.raw of=/dev/sdx bs=8M conv=fdatasync status=progress</text:p>
      <text:p text:style-name="P11"/>
      <text:p text:style-name="P11"># 3. Critical: Let the system finish the physical write</text:p>
      <text:p text:style-name="P11">sync</text:p>
      <text:p text:style-name="P11"/>
      <text:p text:style-name="P11"/>
      <text:p text:style-name="P24">###############################################################################</text:p>
      <text:p text:style-name="P11"/>
      <text:p text:style-name="P11"/>
      <text:p text:style-name="P24">How to compile the image in stm32 board</text:p>
      <text:p text:style-name="P24"/>
      <text:p text:style-name="P24">cd /media/linux/5031ccbd-a675-4b86-b5ad-d83d0a73694d/stm32mp1/</text:p>
      <text:p text:style-name="P24"/>
      <text:p text:style-name="P24"/>
      <text:p text:style-name="P24">export LC_ALL=en_US.UTF-8</text:p>
      <text:p text:style-name="P24">export LANG=en_US.UTF-8</text:p>
      <text:p text:style-name="P24">export LANGUAGE=en_US.UTF-8</text:p>
      <text:p text:style-name="P24"/>
      <text:p text:style-name="P24"/>
      <text:p text:style-name="P24">sudo locale-gen en_US.UTF-8</text:p>
      <text:p text:style-name="P24"/>
      <text:p text:style-name="P24"/>
      <text:p text:style-name="P32">bitbake virtual/kernel -c compile -f</text:p>
      <text:p text:style-name="P32"/>
      <text:p text:style-name="P38"><text:span text:style-name="Source_20_Text"><text:span text:style-name="T16">bitbake virtual/kernel -c deploy</text:span></text:span></text:p>
      <text:p text:style-name="P24"/>
      <text:p text:style-name="P37"/>
      <text:p text:style-name="P22"/>
      <text:p text:style-name="P22"/>
      <text:p text:style-name="P23"><text:a xlink:type="simple" xlink:href="mailto:linux@linux-Latitude-5480" text:style-name="Internet_20_link" text:visited-style-name="Visited_20_Internet_20_Link">linux@linux-Latitude-5480</text:a>:</text:p>
      <text:p text:style-name="P23"/>
      <text:p text:style-name="P23">/media/linux/5031ccbd-a675-4b86-b5ad-d83d0a73694d/stm32mp1/build-openstlinuxweston-stm32mp15-disco/tmp-glibc/deploy/images/stm32mp15-disco/kernel$ scp stm32mp157f-dk2.dtb root@192.168.2.198:/boot/stm32mp157f-dk2.dt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3T16:06:51.164829129</meta:creation-date>
    <dc:date>2026-03-27T18:09:42.303022597</dc:date>
    <meta:editing-duration>P1DT11H11M34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6" meta:paragraph-count="173" meta:word-count="646" meta:character-count="6574" meta:non-whitespace-character-count="6049"/>
  </office:meta>
</office:document-meta>
</file>